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333333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333333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Verdana" style:font-family-generic="swiss" style:font-pitch="variable"/>
    </style:style>
    <style:style style:name="P3" style:family="paragraph">
      <style:text-properties fo:color="#333333" fo:font-family="Verdana" style:font-family-generic="swiss" style:font-pitch="variable"/>
    </style:style>
    <style:style style:name="T1" style:family="text">
      <style:text-properties fo:color="#333333"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6.945cm" svg:height="4.63cm" svg:x="3.507cm" svg:y="7.61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05cm" svg:height="1.058cm" svg:x="7.11cm" svg:y="8.012cm">
            <text:p text:style-name="P1"><text:span text:style-name="T1">"Homer"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3.005cm" svg:height="1.058cm" svg:x="7.11cm" svg:y="9.414cm">
            <text:p text:style-name="P1"><text:span text:style-name="T1">1.1.19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152cm" svg:height="1.058cm" svg:x="7.105cm" svg:y="10.837cm">
            <text:p text:style-name="P1"><text:span text:style-name="T1">4.5</text:span>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804cm" svg:height="1.021cm" svg:x="3.507cm" svg:y="8.046cm">
            <draw:text-box>
              <text:p><text:span text:style-name="T1">name</text:span></text:p>
            </draw:text-box>
          </draw:frame>
          <draw:frame draw:style-name="gr3" draw:text-style-name="P3" draw:layer="layout" svg:width="3.804cm" svg:height="1.021cm" svg:x="3.507cm" svg:y="9.438cm">
            <draw:text-box>
              <text:p><text:span text:style-name="T1">birthday</text:span></text:p>
            </draw:text-box>
          </draw:frame>
          <draw:frame draw:style-name="gr3" draw:text-style-name="P3" draw:layer="layout" svg:width="3.804cm" svg:height="1.021cm" svg:x="3.507cm" svg:y="10.857cm">
            <draw:text-box>
              <text:p><text:span text:style-name="T1">credit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sten Gips</meta:initial-creator>
    <meta:creation-date>2012-11-21T16:00:05</meta:creation-date>
    <dc:date>2012-11-21T16:01:59</dc:date>
    <dc:creator>Carsten Gips</dc:creator>
    <meta:editing-duration>PT42S</meta:editing-duration>
    <meta:editing-cycles>1</meta:editing-cycles>
    <meta:generator>LibreOffice/3.4$Linux LibreOffice_project/340m1$Build-402</meta:generator>
    <meta:document-statistic meta:object-count="8"/>
  </office:meta>
</office:document-meta>
</file>